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8000003C0BDF0D1992996AC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66ff00" draw:textarea-horizontal-align="justify" draw:textarea-vertical-align="middle" draw:auto-grow-height="false" fo:min-height="2.29cm" fo:min-width="8.64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123cm" svg:height="20.999cm" svg:x="4.515cm" svg:y="0.083cm">
          <draw:image xlink:href="Pictures/1000020100000398000003C0BDF0D1992996AC6A.png" xlink:type="simple" xlink:show="embed" xlink:actuate="onLoad">
            <text:p/>
          </draw:image>
        </draw:frame>
        <draw:custom-shape draw:style-name="gr2" draw:text-style-name="P2" draw:layer="layout" svg:width="9.144cm" svg:height="2.54cm" svg:x="5.334cm" svg:y="10.4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1.673cm" svg:x="5.194cm" svg:y="10.922cm">
          <draw:text-box>
            <text:p>SPI</text:p>
            <text:p>Interface</text:p>
          </draw:text-box>
        </draw:frame>
        <draw:frame draw:style-name="gr4" draw:text-style-name="P3" draw:layer="layout" svg:width="2.758cm" svg:height="0.962cm" svg:x="23.622cm" svg:y="12.092cm">
          <draw:text-box>
            <text:p>CS-ID 0</text:p>
          </draw:text-box>
        </draw:frame>
        <draw:frame draw:style-name="gr4" draw:text-style-name="P3" draw:layer="layout" svg:width="2.758cm" svg:height="0.962cm" svg:x="23.622cm" svg:y="12.092cm">
          <draw:text-box>
            <text:p>CS-ID 0</text:p>
          </draw:text-box>
        </draw:frame>
        <draw:frame draw:style-name="gr4" draw:text-style-name="P3" draw:layer="layout" svg:width="2.758cm" svg:height="0.962cm" svg:x="23.658cm" svg:y="12.954cm">
          <draw:text-box>
            <text:p>CS-ID 1</text:p>
          </draw:text-box>
        </draw:frame>
        <draw:frame draw:style-name="gr4" draw:text-style-name="P3" draw:layer="layout" svg:width="2.758cm" svg:height="0.962cm" svg:x="23.658cm" svg:y="15.654cm">
          <draw:text-box>
            <text:p>CS-ID 2</text:p>
          </draw:text-box>
        </draw:frame>
        <draw:frame draw:style-name="gr4" draw:text-style-name="P3" draw:layer="layout" svg:width="2.758cm" svg:height="0.962cm" svg:x="23.658cm" svg:y="17.354cm">
          <draw:text-box>
            <text:p>CS-ID 3</text:p>
          </draw:text-box>
        </draw:frame>
        <draw:frame draw:style-name="gr4" draw:text-style-name="P3" draw:layer="layout" svg:width="2.758cm" svg:height="0.962cm" svg:x="3.022cm" svg:y="5.092cm">
          <draw:text-box>
            <text:p>CS-ID 4</text:p>
          </draw:text-box>
        </draw:frame>
        <draw:frame draw:style-name="gr4" draw:text-style-name="P3" draw:layer="layout" svg:width="2.758cm" svg:height="0.962cm" svg:x="3.022cm" svg:y="6.892cm">
          <draw:text-box>
            <text:p>CS-ID 5</text:p>
          </draw:text-box>
        </draw:frame>
        <draw:frame draw:style-name="gr4" draw:text-style-name="P3" draw:layer="layout" svg:width="2.758cm" svg:height="0.962cm" svg:x="3.022cm" svg:y="7.792cm">
          <draw:text-box>
            <text:p>CS-ID 6</text:p>
          </draw:text-box>
        </draw:frame>
        <draw:frame draw:style-name="gr4" draw:text-style-name="P3" draw:layer="layout" svg:width="2.758cm" svg:height="0.962cm" svg:x="3.022cm" svg:y="8.692cm">
          <draw:text-box>
            <text:p>CS-ID 7</text:p>
          </draw:text-box>
        </draw:frame>
        <draw:frame draw:style-name="gr4" draw:text-style-name="P3" draw:layer="layout" svg:width="3.567cm" svg:height="0.962cm" svg:x="23.622cm" svg:y="9.492cm">
          <draw:text-box>
            <text:p>DAC Latch</text:p>
          </draw:text-box>
        </draw:frame>
        <draw:frame draw:style-name="gr4" draw:text-style-name="P3" draw:layer="layout" svg:width="3.99cm" svg:height="0.962cm" svg:x="23.623cm" svg:y="8.592cm">
          <draw:text-box>
            <text:p>ADC Convst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3:57:42.353498970</meta:creation-date>
    <dc:date>2017-01-05T14:09:23.504976066</dc:date>
    <meta:editing-duration>PT11M39S</meta:editing-duration>
    <meta:editing-cycles>4</meta:editing-cycles>
    <meta:generator>LibreOffice/5.1.4.2$Linux_X86_64 LibreOffice_project/10m0$Build-2</meta:generator>
    <meta:document-statistic meta:object-count="37"/>
  </office:meta>
</office:document-meta>
</file>